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P2" style:family="paragraph" style:parent-style-name="Standard">
      <style:text-properties fo:font-variant="normal" fo:text-transform="none" fo:color="#666666" style:font-name="monospace" fo:font-size="8.25pt" fo:letter-spacing="normal" fo:font-style="normal" fo:font-weight="normal"/>
    </style:style>
    <style:style style:name="P3" style:family="paragraph" style:parent-style-name="Standard">
      <style:text-properties style:font-name="monospace" fo:font-size="8.25pt"/>
    </style:style>
    <style:style style:name="P4" style:family="paragraph" style:parent-style-name="Standard">
      <style:text-properties style:font-name="Arial" fo:font-size="10pt" style:font-size-asian="10pt" style:font-size-complex="10pt"/>
    </style:style>
    <style:style style:name="P5" style:family="paragraph" style:parent-style-name="Standard">
      <style:paragraph-properties fo:break-before="page"/>
    </style:style>
    <style:style style:name="P6" style:family="paragraph" style:parent-style-name="Text_20_body" style:list-style-name="L2"/>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background-color="#e6e6e6">
        <style:background-image/>
      </style:paragraph-properties>
    </style:style>
    <style:style style:name="P11" style:family="paragraph" style:parent-style-name="Table_20_Contents">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3"/>
    <style:style style:name="P14" style:family="paragraph" style:parent-style-name="Standard">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P15" style:family="paragraph" style:parent-style-name="Standard" style:list-style-name="">
      <style:paragraph-properties fo:margin-left="0in" fo:margin-right="0in" fo:text-align="start" style:justify-single-word="false" fo:text-indent="0in" style:auto-text-indent="false" fo:background-color="#e6e6e6" style:text-autospace="none">
        <style:background-image/>
      </style:paragraph-properties>
      <style:text-properties style:font-name="Monospace" fo:font-size="6pt" style:font-name-asian="Monospace" style:font-size-asian="6pt" style:font-name-complex="Monospace" style:font-size-complex="6pt"/>
    </style:style>
    <style:style style:name="P16" style:family="paragraph" style:parent-style-name="Standard" style:list-style-name="">
      <style:paragraph-properties fo:margin-left="0in" fo:margin-right="0in" fo:text-align="start" style:justify-single-word="false" fo:text-indent="0in" style:auto-text-indent="false" fo:background-color="#e6e6e6" style:text-autospace="none">
        <style:background-image/>
      </style:paragraph-properties>
      <style:text-properties fo:color="#0000ff" style:font-name="Monospace" fo:font-size="6pt" style:font-name-asian="Monospace" style:font-size-asian="6pt" style:font-name-complex="Monospace" style:font-size-complex="6pt"/>
    </style:style>
    <style:style style:name="P17" style:family="paragraph" style:parent-style-name="Standard" style:list-style-name="">
      <style:paragraph-properties fo:margin-left="0in" fo:margin-right="0in" fo:text-align="start" style:justify-single-word="false" fo:text-indent="0in" style:auto-text-indent="false" fo:background-color="#e6e6e6" style:text-autospace="none">
        <style:background-image/>
      </style:paragraph-properties>
      <style:text-properties fo:font-size="6pt" style:font-size-asian="6pt" style:font-size-complex="6pt"/>
    </style:style>
    <style:style style:name="P18" style:family="paragraph" style:parent-style-name="Standard">
      <style:paragraph-properties fo:background-color="#e6e6e6">
        <style:background-image/>
      </style:paragraph-properties>
      <style:text-properties style:font-name="Monospace" fo:font-size="6pt" style:font-name-asian="Monospace" style:font-size-asian="6pt" style:font-name-complex="Monospace" style:font-size-complex="6pt"/>
    </style:style>
    <style:style style:name="P19" style:family="paragraph" style:parent-style-name="Standard">
      <style:paragraph-properties fo:break-before="page"/>
    </style:style>
    <style:style style:name="T1"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variant="normal" fo:text-transform="none" fo:color="#666666" fo:letter-spacing="normal" fo:font-style="normal" fo:font-weight="normal"/>
    </style:style>
    <style:style style:name="T5" style:family="text">
      <style:text-properties style:font-name="Arial" fo:font-size="10pt" style:font-size-asian="10pt" style:font-size-complex="10pt"/>
    </style:style>
    <style:style style:name="T6" style:family="text">
      <style:text-properties fo:font-weight="bold" style:font-weight-asian="bold" style:font-weight-complex="bold"/>
    </style:style>
    <style:style style:name="T7" style:family="text">
      <style:text-properties fo:color="#000080" style:text-underline-style="solid" style:text-underline-width="auto" style:text-underline-color="font-color"/>
    </style:style>
    <style:style style:name="T8" style:family="text">
      <style:text-properties fo:color="#0000ff"/>
    </style:style>
    <style:style style:name="T9" style:family="text">
      <style:text-properties fo:color="#0000ff" style:font-name="Monospace" fo:font-size="10pt" style:font-name-asian="Monospace" style:font-size-asian="10pt" style:font-name-complex="Monospace" style:font-size-complex="10pt"/>
    </style:style>
    <style:style style:name="T10" style:family="text">
      <style:text-properties fo:color="#0000ff" style:font-name="Monospace" style:font-name-asian="Monospace" style:font-name-complex="Monospace"/>
    </style:style>
    <style:style style:name="T11" style:family="text">
      <style:text-properties fo:font-size="6pt"/>
    </style:style>
    <style:style style:name="T12" style:family="text">
      <style:text-properties style:font-size-asian="6pt"/>
    </style:style>
    <style:style style:name="T13" style:family="text">
      <style:text-properties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uilding and Running Codegenerators </text:h>
      <text:p text:style-name="Text_20_body">This process has been written and tested for Linux only (Ubuntu 10.4).</text:p>
      <text:h text:style-name="Heading_20_2" text:outline-level="2">Preparation</text:h>
      <text:h text:style-name="Heading_20_3" text:outline-level="3">Download and unpack OAW 4.3</text:h>
      <text:p text:style-name="Text_20_body">Download: <text:a xlink:type="simple" xlink:href="ftp://ftp.itemis.de/oaw/distro/eclipse/oAW4.3.1/itemis-oaw-distribution-I20090514-1901-linux-gtk-x86.tar.gz">ftp://ftp.itemis.de/oaw/distro/eclipse/oAW4.3.1/itemis-oaw-distribution-I20090514-1901-linux-gtk-x86.tar.gz</text:a></text:p>
      <text:p text:style-name="Text_20_body">known error with ubuntu 10.04: oaw-eclipse does not start with an empty workspace directory -&gt; create an empty workspace with another eclipse version and use that one </text:p>
      <text:h text:style-name="Heading_20_2" text:outline-level="2">Chronos Codegenerators</text:h>
      <text:h text:style-name="Heading_20_3" text:outline-level="3">Setup Eclipse Workspace</text:h>
      <text:list xml:id="list325610713" text:style-name="L2">
        <text:list-item>
          <text:p text:style-name="P6">Check out trunk of olympos Subversion repository</text:p>
        </text:list-item>
        <text:list-item>
          <text:p text:style-name="P6">Create empty Eclipse Workspace (on error check chapter “Download and unpack OAW 4.3”)</text:p>
        </text:list-item>
        <text:list-item>
          <text:p text:style-name="P6">Add the right Java SDK in Eclipse: Window → Preferences → Java → Installed JREs → Add → Standard VM → directory: e.g. /usr/lib/j2sdk1.6-ibm<text:line-break/>Make sure the sdk is checked under <text:s/>Window → Preferences → Java → Installed JREs</text:p>
        </text:list-item>
        <text:list-item>
          <text:p text:style-name="P6">Import Projects into Eclipse Workspace: File → Import → General → Existing Projects into Workspace </text:p>
          <text:list>
            <text:list-item>
              <text:p text:style-name="P6">path: &lt;your checkout path&gt;/olymposSVN/olympos/chronos/scr/workspace/generator</text:p>
            </text:list-item>
            <text:list-item>
              <text:p text:style-name="P6">In the List Projects, select all projects</text:p>
            </text:list-item>
            <text:list-item>
              <text:p text:style-name="P6"><text:span text:style-name="T6">Attention</text:span>: Copy projects into workspace has to be <text:span text:style-name="T6">deactivated</text:span>!</text:p>
            </text:list-item>
          </text:list>
        </text:list-item>
        <text:list-item>
          <text:p text:style-name="P6">Check the workspace folder: The only content should be the folder .metadata</text:p>
        </text:list-item>
      </text:list>
      <text:h text:style-name="Heading_20_3" text:outline-level="3">Build all generators</text:h>
      <text:list xml:id="list1066334104" text:style-name="L4">
        <text:list-item>
          <text:p text:style-name="P7">Run generator.build/build.xml (<text:span text:style-name="T3">Right Klick</text:span> → Run as → Ant Build)</text:p>
        </text:list-item>
        <text:list-item>
          <text:p text:style-name="P7"><text:span text:style-name="T6">Attention</text:span>: If two menu items “Ant Build” show up, only one works</text:p>
        </text:list-item>
        <text:list-item>
          <text:p text:style-name="P7">A successful run looks like this:</text:p>
        </text:list-item>
      </text:list>
      <text:p text:style-name="P10">(...)</text:p>
      <text:p text:style-name="P18"><text:span text:style-name="T7">redist</text:span><text:span text:style-name="T8">:</text:span></text:p>
      <text:p text:style-name="P15"><text:span text:style-name="T8"><text:s text:c="5"/>[</text:span><text:span text:style-name="T7">copy</text:span><text:span text:style-name="T8">] Copying 107 files to /home/tschuetz/projects/eenergy/development/olymposSVN/trunk/olympos/chronos/scr/workspace/generator/dist/lib</text:span></text:p>
      <text:p text:style-name="P15"><text:span text:style-name="T8"><text:s text:c="6"/>[</text:span><text:span text:style-name="T7">jar</text:span><text:span text:style-name="T8">] Building jar: /home/tschuetz/projects/eenergy/development/olymposSVN/trunk/olympos/chronos/scr/workspace/generator/dist/ChronosGenerator.jar</text:span></text:p>
      <text:p text:style-name="P15"><text:span text:style-name="T8"><text:s text:c="5"/>[</text:span><text:span text:style-name="T7">copy</text:span><text:span text:style-name="T8">] Copying 21 files to /home/tschuetz/projects/eenergy/development/olymposSVN/trunk/olympos/chronos/scr/workspace/generator/dist</text:span></text:p>
      <text:p text:style-name="P15"><text:span text:style-name="T8"><text:s text:c="5"/>[</text:span><text:span text:style-name="T7">copy</text:span><text:span text:style-name="T8">] Copying 321 files to /home/tschuetz/projects/eenergy/development/olymposSVN/trunk/olympos/chronos/scr/workspace/generator/dist/cartridge</text:span></text:p>
      <text:p text:style-name="P15"><text:span text:style-name="T8"><text:s text:c="5"/>[</text:span><text:span text:style-name="T7">copy</text:span><text:span text:style-name="T8">] Copying 2 files to /home/tschuetz/projects/eenergy/development/olymposSVN/trunk/olympos/chronos/scr/workspace/generator/dist</text:span></text:p>
      <text:p text:style-name="P15"><text:span text:style-name="T8"><text:s text:c="6"/>[</text:span><text:span text:style-name="T7">zip</text:span><text:span text:style-name="T8">] Building zip: /home/tschuetz/projects/eenergy/development/olymposSVN/trunk/olympos/chronos/scr/workspace/generator/ChronosGenerator-0.9.9.3.zip</text:span></text:p>
      <text:p text:style-name="P16">BUILD SUCCESSFUL</text:p>
      <text:p text:style-name="P17"><text:span text:style-name="T10">Total time: 10 seconds</text:span></text:p>
      <text:p text:style-name="Standard"/>
      <text:p text:style-name="Standard"/>
      <text:p text:style-name="Standard"><text:soft-page-break/></text:p>
      <text:h text:style-name="Heading_20_3" text:outline-level="3">Run the generators with the testmodels</text:h>
      <text:list xml:id="list1814023591" text:style-name="L5">
        <text:list-item>
          <text:p text:style-name="P8">The testmodels are in project testmodels/models/sourcemodels</text:p>
        </text:list-item>
        <text:list-item>
          <text:p text:style-name="P8">scripts to run them are in the <text:s/>testmodels/scripts</text:p>
        </text:list-item>
        <text:list-item>
          <text:p text:style-name="P8">run the scripts in a shell or create a run configuration in Eclipse</text:p>
        </text:list-item>
        <text:list-item>
          <text:p text:style-name="P8">make sure the scripts are executable after checkout (e.g. chmod a+x run_cwm2uml.sh)</text:p>
        </text:list-item>
      </text:list>
      <text:p text:style-name="Text_20_body"/>
      <text:p text:style-name="P9">Scripts and Models</text:p>
      <table:table table:name="Table1" table:style-name="Table1">
        <table:table-column table:style-name="Table1.A" table:number-columns-repeated="3"/>
        <table:table-row>
          <table:table-cell table:style-name="Table1.A1" office:value-type="string">
            <text:p text:style-name="P11">script</text:p>
          </table:table-cell>
          <table:table-cell table:style-name="Table1.A1" office:value-type="string">
            <text:p text:style-name="P11">sourcemodel</text:p>
          </table:table-cell>
          <table:table-cell table:style-name="Table1.C1" office:value-type="string">
            <text:p text:style-name="P11">result</text:p>
          </table:table-cell>
        </table:table-row>
        <table:table-row>
          <table:table-cell table:style-name="Table1.A2" office:value-type="string">
            <text:p text:style-name="Table_20_Contents">run_cwm2uml.sh</text:p>
          </table:table-cell>
          <table:table-cell table:style-name="Table1.A2" office:value-type="string">
            <text:p text:style-name="Table_20_Contents">cim14/cwm-export.xml</text:p>
          </table:table-cell>
          <table:table-cell table:style-name="Table1.C2" office:value-type="string">
            <text:p text:style-name="Table_20_Contents">models/tmp/cwm-export.zip</text:p>
          </table:table-cell>
        </table:table-row>
        <table:table-row>
          <table:table-cell table:style-name="Table1.A2" office:value-type="string">
            <text:p text:style-name="Table_20_Contents">run_uml2cwm.sh</text:p>
          </table:table-cell>
          <table:table-cell table:style-name="Table1.A2" office:value-type="string">
            <text:p text:style-name="Table_20_Contents">cim14/cwm-export.uml</text:p>
          </table:table-cell>
          <table:table-cell table:style-name="Table1.C2" office:value-type="string">
            <text:p text:style-name="Table_20_Contents">models/tmp/cwm-export.xml</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p text:style-name="P5"/>
      <text:p text:style-name="Standard">Export EA-Model:</text:p>
      <text:list xml:id="list1062590206" text:style-name="L1">
        <text:list-item>
          <text:p text:style-name="P12">First Step? EAP → </text:p>
        </text:list-item>
        <text:list-item>
          <text:p text:style-name="P12">apply Chronos Profile and the Stereotypes: run applyChronos.oaw</text:p>
        </text:list-item>
        <text:list-item>
          <text:p text:style-name="P12">replace all paths to chronos.profile.uml by <text:a xlink:type="simple" xlink:href="../../../../../tmp/chronos.profile.uml"><text:span text:style-name="T1">file:/tmp/chronos.profile.uml</text:span></text:a></text:p>
        </text:list-item>
      </text:list>
      <text:p text:style-name="P1"/>
      <text:p text:style-name="P1"/>
      <text:p text:style-name="Standard"/>
      <text:p text:style-name="Standard"/>
      <text:p text:style-name="Standard"/>
      <text:p text:style-name="Standard">Questions:</text:p>
      <text:p text:style-name="Standard">I need:</text:p>
      <text:list xml:id="list571838702" text:style-name="L3">
        <text:list-item>
          <text:p text:style-name="P13">EA Installation</text:p>
        </text:list-item>
        <text:list-item>
          <text:p text:style-name="P13">RSA Installation</text:p>
        </text:list-item>
        <text:list-item>
          <text:p text:style-name="P13">all Meta Models (where are the master models?)</text:p>
        </text:list-item>
      </text:list>
      <text:p text:style-name="Standard"/>
      <text:list xml:id="list1620971741" text:continue-numbering="true" text:style-name="L3">
        <text:list-item>
          <text:p text:style-name="P13">How can I build, run and debug all the cartridges?</text:p>
          <text:list>
            <text:list-item>
              <text:p text:style-name="P13">Most Cartridges do not run from Workspace (or only with bigger adjustments)</text:p>
            </text:list-item>
          </text:list>
        </text:list-item>
        <text:list-item>
          <text:p text:style-name="P13">How do Chronos and eenergy relate?</text:p>
        </text:list-item>
        <text:list-item>
          <text:p text:style-name="P13">Why are there sometimes 4 versions of the same file? Which one is the master?</text:p>
        </text:list-item>
      </text:list>
      <text:p text:style-name="Standard">Example:</text:p>
      <text:p text:style-name="Standard">./olympos/chronos/scr/applications/requirements/ChronosLib/ext/ext-all-debug.js </text:p>
      <text:p text:style-name="Standard">./olympos/chronos/scr/applications/requirements/gui/lib/ext/ext-all-debug.js </text:p>
      <text:p text:style-name="Standard">./olympos/chronos/scr/workspace/ChronosLib/ext/ext-all-debug.js </text:p>
      <text:p text:style-name="Standard">./olympos/chronos/scr/workspace/gui/lib/ext/ext-all-debug.js </text:p>
      <text:p text:style-name="Standard"/>
      <text:p text:style-name="Standard">Beispiel für Schwierigkeiten:</text:p>
      <text:list xml:id="list489572597" text:continue-numbering="true" text:style-name="L3">
        <text:list-item>
          <text:p text:style-name="P13">framework/cwe.zip does not exist in generated dist-Folder</text:p>
        </text:list-item>
        <text:list-item>
          <text:p text:style-name="P13">Changes by Stephan und Giuseppe have been made in the code of an old release and not in the repository → the three way merge afterwards took 2 hours <text:line-break/>how to make it better: fixes only on a updated repository<text:line-break/>precondition: everybody can build and run the codegenerators</text:p>
        </text:list-item>
      </text:list>
      <text:p text:style-name="Standard"/>
      <text:p text:style-name="Standard"/>
      <text:p text:style-name="Standard"/>
      <text:p text:style-name="Standard"/>
      <text:p text:style-name="Standard"/>
      <text:p text:style-name="Standard"/>
      <text:p text:style-name="P5">Infrastructure:</text:p>
      <text:p text:style-name="Standard">eenergySVN checkout </text:p>
      <text:p text:style-name="P2">svn checkout --username <text:span text:style-name="T2">schuetzt</text:span> https://svn.cs.opensource.ibm.com/svn/eenergy/trunk</text:p>
      <text:p text:style-name="P2">schuetzt</text:p>
      <text:p text:style-name="P3"><text:span text:style-name="T4">login bei </text:span><text:a xlink:type="simple" xlink:href="https://cs.opensource.ibm.com/projects/eenergy/"><text:span text:style-name="T5">https://cs.opensource.ibm.com/projects/eenergy/</text:span></text:a><text:span text:style-name="T5"> als </text:span><text:a xlink:type="simple" xlink:href="mailto:schuetzt@de.ibm.com"><text:span text:style-name="T5">schuetzt@de.ibm.com</text:span></text:a></text:p>
      <text:p text:style-name="P4">Attention: only https works from scratch</text:p>
      <text:p text:style-name="P2"/>
      <text:p text:style-name="P2">olymposSVN checkout:</text:p>
      <text:p text:style-name="P2">svn co https://olympos.svn.sourceforge.net/svnroot/olympos/trunk </text:p>
      <text:p text:style-name="P2">tschuetz</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Text" style:display-name="Default Text" style:family="paragraph" style:class="text"/>
    <style:style style:name="Table_20_Contents" style:display-name="Table Contents" style:family="paragraph" style:parent-style-name="Default_20_Text" style:class="extra">
      <style:paragraph-properties text:number-lines="false" text:line-number="0"/>
    </style:style>
    <style:style style:name="Text_20_Body_20_Single" style:display-name="Text Body Single" style:family="paragraph" style:parent-style-name="Default_20_Text"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8T10:36:21</meta:creation-date>
    <meta:generator>OpenOffice.org/3.2$Linux OpenOffice.org_project/320m12$Build-9483</meta:generator>
    <dc:date>2011-02-11T16:36:45</dc:date>
    <meta:editing-duration>PT16H03M35S</meta:editing-duration>
    <meta:editing-cycles>31</meta:editing-cycles>
    <meta:document-statistic meta:table-count="1" meta:image-count="0" meta:object-count="0" meta:page-count="4" meta:paragraph-count="75" meta:word-count="495" meta:character-count="4294"/>
  </office:meta>
</office:document-meta>
</file>